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8aa1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8aa1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8aa1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8aa1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8aa1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8aa1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aa1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8aa1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8aa1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8aa1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8aa1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8aa1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8aa1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8aa1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8aa1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8aa1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8aa1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Estefanía Sophia Montaño Suár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9/7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391611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esús Efrén Montaño Zapat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73152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26.98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0" meta:non-whitespace-character-count="1002"/>
    <meta:template xlink:type="simple" xlink:actuate="onRequest" xlink:title="Normal" xlink:href=""/>
  </office:meta>
</office:document-meta>
</file>